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-outline1">
      <style:graphic-properties fo:min-height="7.969cm"/>
      <style:paragraph-properties style:writing-mode="lr-tb"/>
    </style:style>
    <style:style style:name="pr10" style:family="presentation" style:parent-style-name="Classy_5f_Red1-outline1">
      <style:graphic-properties fo:min-height="3.3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T1" style:family="text">
      <style:text-properties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 xml:id="id1" draw:id="id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Działanie wątków w tle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<text:span text:style-name="T1">Patryk Kaniewski</text:span></text:p>
            <text:p text:style-name="P1"><text:span text:style-name="T1"><text:a xlink:href="https://github.com/p7tryk" xlink:type="simple">https://github.com/p7tryk</text:a></text:span></text:p>
          </draw:text-box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xml:id="id2" draw:id="id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 to jest wątek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xml:id="id3" text:id="id3">Wątek jest to „linia” wykonywania</text:p>
              </text:list-item>
              <text:list-item>
                <text:p xml:id="id4" text:id="id4">Posiada własny stan (rejestry)</text:p>
              </text:list-item>
              <text:list-item>
                <text:p xml:id="id5" text:id="id5">Współdzieli pamięć adresową</text:p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Posiada swoj program counter</text:p>
              <text:p/>
              <text:p/>
            </draw:text-box>
          </draw:frame>
        </presentation:notes>
      </draw:page>
      <draw:page draw:name="page3" draw:style-name="dp1" draw:master-page-name="Classy_5f_Red1" presentation:presentation-page-layout-name="AL2T1" xml:id="id6" draw:id="id6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laczego wątk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7" text:id="id7">Procesory wielowątkowe</text:p>
              </text:list-item>
              <text:list-item>
                <text:p xml:id="id8" text:id="id8">Praca w tle</text:p>
              </text:list-item>
              <text:list-item>
                <text:p xml:id="id9" text:id="id9">Responsywność</text:p>
              </text:list-item>
            </text:list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W dzisiejszych czasach mamy dostęp do wielu procesorow często wiele watkow na procesorze</text:p>
              <text:p/>
              <text:p>Praca w tle, np. Komunikator, synchronizacja danych<text:line-break/></text:p>
              <text:p>Responsywnosc interfejsu</text:p>
            </draw:text-box>
          </draw:frame>
        </presentation:notes>
      </draw:page>
      <draw:page draw:name="page4" draw:style-name="dp1" draw:master-page-name="Classy_5f_Red" presentation:presentation-page-layout-name="AL2T1" xml:id="id10" draw:id="id10">
        <office:forms form:automatic-focus="false" form:apply-design-mode="false"/>
        <draw:frame presentation:style-name="pr1" draw:layer="layout" svg:width="25.199cm" svg:height="7.6cm" svg:x="0cm" svg:y="1.8cm" presentation:class="title">
          <draw:text-box>
            <text:p>DEMO</text:p>
          </draw:text-box>
        </draw:frame>
        <draw:frame presentation:style-name="pr9" draw:layer="layout" svg:width="14.599cm" svg:height="3.6cm" svg:x="10.6cm" svg:y="10cm" presentation:class="outline" presentation:placeholder="true">
          <draw:text-box/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xml:id="id11" draw:id="id1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Nie wspomniano</text:p>
          </draw:text-box>
        </draw:frame>
        <draw:frame presentation:style-name="pr10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oblemy z wielowątkowością</text:p>
              </text:list-item>
            </text:list>
          </draw:text-box>
        </draw:frame>
        <anim:par presentation:node-type="timing-root">
          <anim:par smil:begin="id1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Race condition</text:p>
              <text:p>Concurrency(wspolbieznosc)</text:p>
            </draw:text-box>
          </draw:frame>
        </presentation:notes>
      </draw:page>
      <draw:page draw:name="page6" draw:style-name="dp1" draw:master-page-name="Classy_5f_Red1" presentation:presentation-page-layout-name="AL2T1" xml:id="id12" draw:id="id1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Bibliografia</text:p>
          </draw:text-box>
        </draw:frame>
        <draw:frame presentation:style-name="pr10" draw:layer="layout" svg:width="25.199cm" svg:height="8.219cm" svg:x="1.4cm" svg:y="4.6cm" presentation:class="outline">
          <draw:text-box>
            <text:list text:style-name="L2">
              <text:list-item>
                <text:p><text:a xlink:href="https://medium.com/@julian_falcionelli/background-processing-in-android-575fd4ecf769" xlink:type="simple">https://medium.com/@julian_falcionelli/background-processing-in-android-575fd4ecf769</text:a></text:p>
              </text:list-item>
              <text:list-item>
                <text:p><text:a xlink:href="https://developer.android.com/guide/background/threading" xlink:type="simple">https://developer.android.com/guide/background/threading</text:a></text:p>
              </text:list-item>
              <text:list-item>
                <text:p>https://prodevsblog.com/view/android-httpurlconnection-post-and-get-request-tutorial/<text:line-break/></text:p>
              </text:list-item>
            </text:list>
          </draw:text-box>
        </draw:frame>
        <anim:par presentation:node-type="timing-root">
          <anim:par smil:begin="id1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fo:font-size="14pt"/>
    </style:style>
    <style:style style:name="MP8" style:family="paragraph">
      <style:paragraph-properties fo:text-align="center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10" style:family="paragraph">
      <style:paragraph-properties fo:text-align="end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5T11:44:41.225208247</meta:creation-date>
    <meta:editing-duration>PT7H56M42S</meta:editing-duration>
    <meta:editing-cycles>114</meta:editing-cycles>
    <meta:generator>LibreOffice/7.0.3.1$Linux_X86_64 LibreOffice_project/00$Build-1</meta:generator>
    <dc:title>Classy Red</dc:title>
    <meta:initial-creator>Patryk Kaniewski</meta:initial-creator>
    <dc:date>2020-11-13T15:17:13.319199770</dc:date>
    <meta:document-statistic meta:object-count="61"/>
  </office:meta>
</office:document-meta>
</file>